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334cm"/>
    </style:style>
    <style:style style:name="co2" style:family="table-column">
      <style:table-column-properties fo:break-before="auto" style:column-width="2.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1" draw:style-name="gr1" draw:text-style-name="P1" svg:width="15.999cm" svg:height="8.999cm" svg:x="5.754cm" svg:y="0.1cm">
            <draw:object draw:notify-on-update-of-ranges="Sheet1.A1:Sheet1.A1 Sheet1.A2:Sheet1.A19 Sheet1.B1:Sheet1.B1 Sheet1.B2:Sheet1.B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5.754cm" svg:y="0.1cm">
            <draw:object draw:notify-on-update-of-ranges="Sheet1.A1:Sheet1.A1 Sheet1.A2:Sheet1.A129 Sheet1.B1:Sheet1.B1 Sheet1.B2:Sheet1.B1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2" table:default-cell-style-name="ce3"/>
        <table:table-column table:style-name="co3" table:number-columns-repeated="6"/>
        <table:table-row table:style-name="ro1">
          <table:table-cell table:style-name="ce1" office:value-type="string" calcext:value-type="string">
            <text:p>X-Frequency</text:p>
          </table:table-cell>
          <table:table-cell table:style-name="ce1" office:value-type="string" calcext:value-type="string">
            <text:p>Y-Valu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1" calcext:value-type="float">
            <text:p>1</text:p>
          </table:table-cell>
          <table:table-cell/>
          <table:table-cell>
            <draw:frame draw:z-index="0" draw:style-name="gr2" draw:text-style-name="P2" svg:width="15.997cm" svg:height="8.998cm" svg:x="0.976cm" svg:y="0.306cm">
              <draw:object draw:notify-on-update-of-ranges="Sheet1.A1:Sheet1.A1 Sheet1.A2:Sheet1.A12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.3" calcext:value-type="float">
            <text:p>22,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.1" calcext:value-type="float">
            <text:p>23,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5.8" calcext:value-type="float">
            <text:p>25,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7.7" calcext:value-type="float">
            <text:p>27,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8.7" calcext:value-type="float">
            <text:p>28,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9.8" calcext:value-type="float">
            <text:p>29,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0.9" calcext:value-type="float">
            <text:p>30,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3.2" calcext:value-type="float">
            <text:p>33,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4.4" calcext:value-type="float">
            <text:p>34,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5.7" calcext:value-type="float">
            <text:p>35,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8.4" calcext:value-type="float">
            <text:p>38,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1.3" calcext:value-type="float">
            <text:p>41,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2.8" calcext:value-type="float">
            <text:p>42,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4.4" calcext:value-type="float">
            <text:p>44,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47.7" calcext:value-type="float">
            <text:p>47,7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51.3" calcext:value-type="float">
            <text:p>51,3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53.2" calcext:value-type="float">
            <text:p>53,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55.2" calcext:value-type="float">
            <text:p>55,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7.2" calcext:value-type="float">
            <text:p>57,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59.3" calcext:value-type="float">
            <text:p>59,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63.8" calcext:value-type="float">
            <text:p>63,8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66.2" calcext:value-type="float">
            <text:p>66,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68.6" calcext:value-type="float">
            <text:p>68,6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1.1" calcext:value-type="float">
            <text:p>71,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3.8" calcext:value-type="float">
            <text:p>73,8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6.5" calcext:value-type="float">
            <text:p>76,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9.3" calcext:value-type="float">
            <text:p>79,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82.3" calcext:value-type="float">
            <text:p>82,3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5.3" calcext:value-type="float">
            <text:p>85,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88.4" calcext:value-type="float">
            <text:p>88,4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1.7" calcext:value-type="float">
            <text:p>91,7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95.1" calcext:value-type="float">
            <text:p>95,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98.6" calcext:value-type="float">
            <text:p>98,6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 table:number-rows-repeated="104844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14:00:11</meta:creation-date>
    <dc:language>de-DE</dc:language>
    <dc:date>2023-05-22T23:26:21.949361157</dc:date>
    <meta:editing-cycles>4</meta:editing-cycles>
    <meta:editing-duration>PT3H57M20S</meta:editing-duration>
    <meta:generator>LibreOffice/7.4.2.3$MacOSX_X86_64 LibreOffice_project/382eef1f22670f7f4118c8c2dd222ec7ad009daf</meta:generator>
    <meta:document-statistic meta:table-count="1" meta:cell-count="258" meta:object-count="3"/>
    <meta:user-defined meta:name="AppVersion">15.00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line" chart:style-name="ch1">
        <chart:subtitle svg:x="0cm" svg:y="0cm" chart:style-name="ch2">
          <text:p/>
        </chart:subtitle>
        <chart:legend chart:legend-position="end" svg:x="12.691cm" svg:y="4.202cm" style:legend-expansion="high" chart:style-name="ch3"/>
        <chart:plot-area chart:style-name="ch4" table:cell-range-address="Sheet1.A1:Sheet1.A129" chart:data-source-has-labels="row" svg:x="0.319cm" svg:y="0.179cm" svg:width="12.053cm" svg:height="8.641cm">
          <chart:coordinate-region svg:x="1.309cm" svg:y="0.376cm" svg:width="10.87cm" svg:height="7.80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2:Sheet1.A129" chart:label-cell-address="Sheet1.A1:Sheet1.A1" chart:class="chart:line">
            <chart:data-point chart:repeated="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-Frequency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:Sheet1.A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0cm" svg:y="0cm" chart:style-name="ch2">
          <text:p/>
        </chart:subtitle>
        <chart:legend chart:legend-position="end" svg:x="13.455cm" svg:y="4.203cm" style:legend-expansion="high" chart:style-name="ch3"/>
        <chart:plot-area chart:style-name="ch4" table:cell-range-address="Sheet1.A1:Sheet1.B19" chart:data-source-has-labels="row" svg:x="0.32cm" svg:y="0.18cm" svg:width="12.815cm" svg:height="8.64cm">
          <chart:coordinate-region svg:x="0.94cm" svg:y="0.377cm" svg:width="12.009cm" svg:height="7.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9" chart:label-cell-address="Sheet1.B1:Sheet1.B1" chart:class="chart:scatter">
            <chart:domain table:cell-range-address="Sheet1.A2:Sheet1.A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-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:Sheet1.A19</svg:desc>
                </draw:g>
              </table:table-cell>
              <table:table-cell office:value-type="float" office:value="0">
                <text:p>0</text:p>
                <draw:g>
                  <svg:desc>Sheet1.B2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7">
                <text:p>2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5">
                <text:p>2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3">
                <text:p>22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1">
                <text:p>23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9">
                <text:p>24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8">
                <text:p>25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7">
                <text:p>26.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7">
                <text:p>27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7">
                <text:p>28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8">
                <text:p>29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9">
                <text:p>30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2">
                <text:p>33.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4">
                <text:p>34.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.7">
                <text:p>35.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0cm" svg:y="0cm" chart:style-name="ch2">
          <text:p/>
        </chart:subtitle>
        <chart:legend chart:legend-position="end" svg:x="11.4cm" svg:y="3.956cm" style:legend-expansion="high" chart:style-name="ch3"/>
        <chart:plot-area chart:style-name="ch4" table:cell-range-address="Sheet1.A1:Sheet1.B129" chart:data-source-has-labels="row" svg:x="0.32cm" svg:y="0.18cm" svg:width="10.76cm" svg:height="8.64cm">
          <chart:coordinate-region svg:x="1.125cm" svg:y="0.377cm" svg:width="9.584cm" svg:height="7.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29" chart:label-cell-address="Sheet1.B1:Sheet1.B1" chart:class="chart:scatter">
            <chart:domain table:cell-range-address="Sheet1.A2:Sheet1.A129"/>
            <chart:regression-curve chart:style-name="ch9">
              <chart:equation chart:display-equation="true" chart:display-r-square="false" svg:x="2.732cm" svg:y="3.979cm"/>
            </chart:regression-curve>
            <chart:data-point chart:repeated="1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-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:Sheet1.A129</svg:desc>
                </draw:g>
              </table:table-cell>
              <table:table-cell office:value-type="float" office:value="0">
                <text:p>0</text:p>
                <draw:g>
                  <svg:desc>Sheet1.B2:Sheet1.B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7">
                <text:p>2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5">
                <text:p>2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3">
                <text:p>22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1">
                <text:p>23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9">
                <text:p>24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8">
                <text:p>25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7">
                <text:p>26.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7">
                <text:p>27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7">
                <text:p>28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8">
                <text:p>29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9">
                <text:p>30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2">
                <text:p>33.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4">
                <text:p>34.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.7">
                <text:p>35.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.4">
                <text:p>38.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.8">
                <text:p>39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.3">
                <text:p>41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8">
                <text:p>42.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4">
                <text:p>44.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.7">
                <text:p>47.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.5">
                <text:p>4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.3">
                <text:p>51.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.2">
                <text:p>53.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2">
                <text:p>55.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2">
                <text:p>57.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.3">
                <text:p>59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.5">
                <text:p>61.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.8">
                <text:p>63.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.2">
                <text:p>66.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.6">
                <text:p>68.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.1">
                <text:p>71.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.8">
                <text:p>73.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.5">
                <text:p>76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.3">
                <text:p>79.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.3">
                <text:p>82.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.3">
                <text:p>85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8.4">
                <text:p>88.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.7">
                <text:p>91.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.1">
                <text:p>95.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.6">
                <text:p>98.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2">
                <text:p>1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6">
                <text:p>1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0">
                <text:p>1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4">
                <text:p>1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8">
                <text:p>1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">
                <text:p>1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2">
                <text:p>1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7">
                <text:p>13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2">
                <text:p>1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7">
                <text:p>14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2">
                <text:p>1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8">
                <text:p>1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4">
                <text:p>1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0">
                <text:p>1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6">
                <text:p>1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">
                <text:p>1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">
                <text:p>19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4">
                <text:p>2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1">
                <text:p>2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9">
                <text:p>2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7">
                <text:p>2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5">
                <text:p>2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4">
                <text:p>2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3">
                <text:p>2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2">
                <text:p>2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2">
                <text:p>2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2">
                <text:p>28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3">
                <text:p>29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3">
                <text:p>30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5">
                <text:p>3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6">
                <text:p>3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8">
                <text:p>33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1">
                <text:p>35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4">
                <text:p>3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7">
                <text:p>3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1">
                <text:p>39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6">
                <text:p>40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1">
                <text:p>4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6">
                <text:p>4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2">
                <text:p>45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9">
                <text:p>46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6">
                <text:p>4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4">
                <text:p>5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3">
                <text:p>5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2">
                <text:p>5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2">
                <text:p>56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3">
                <text:p>5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4">
                <text:p>60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7">
                <text:p>6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0">
                <text:p>6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74">
                <text:p>67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9">
                <text:p>69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5">
                <text:p>7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51">
                <text:p>7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79">
                <text:p>7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08">
                <text:p>80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38">
                <text:p>8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68">
                <text:p>8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01">
                <text:p>90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34">
                <text:p>9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68">
                <text:p>96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0">
                <text:p>10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40">
                <text:p>10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80">
                <text:p>10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60">
                <text:p>11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00">
                <text:p>12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50">
                <text:p>12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90">
                <text:p>12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40">
                <text:p>13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90">
                <text:p>13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40">
                <text:p>14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00">
                <text:p>15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50">
                <text:p>15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10">
                <text:p>16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70">
                <text:p>16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30">
                <text:p>173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90">
                <text:p>179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60">
                <text:p>18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30">
                <text:p>19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00">
                <text:p>2000</text:p>
              </table:table-cell>
              <table:table-cell office:value-type="float" office:value="127">
                <text:p>1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